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style:style style:name="P49" style:family="paragraph" style:parent-style-name="Text_20_body" style:list-style-name="L49"/>
    <style:style style:name="P50" style:family="paragraph" style:parent-style-name="Text_20_body" style:list-style-name="L50"/>
    <style:style style:name="P51" style:family="paragraph" style:parent-style-name="Text_20_body" style:list-style-name="L51"/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style:style style:name="P58" style:family="paragraph" style:parent-style-name="Text_20_body" style:list-style-name="L58"/>
    <style:style style:name="P59" style:family="paragraph" style:parent-style-name="Text_20_body" style:list-style-name="L59"/>
    <style:style style:name="P60" style:family="paragraph" style:parent-style-name="Text_20_body" style:list-style-name="L60"/>
    <style:style style:name="P61" style:family="paragraph" style:parent-style-name="Text_20_body" style:list-style-name="L61"/>
    <style:style style:name="P62" style:family="paragraph" style:parent-style-name="Text_20_body" style:list-style-name="L62"/>
    <style:style style:name="P63" style:family="paragraph" style:parent-style-name="Text_20_body" style:list-style-name="L63"/>
    <style:style style:name="P64" style:family="paragraph" style:parent-style-name="Text_20_body" style:list-style-name="L64"/>
    <style:style style:name="P65" style:family="paragraph" style:parent-style-name="Text_20_body" style:list-style-name="L65"/>
    <style:style style:name="P66" style:family="paragraph" style:parent-style-name="Text_20_body" style:list-style-name="L6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se conceptual del Modelo Emergente Probabilístico</text:h>
      <text:h text:style-name="Heading_20_2" text:outline-level="2">0. Alcance y criterio de validez</text:h>
      <text:p text:style-name="Text_20_body">Este modelo no pretende explicar <text:span text:style-name="Strong_20_Emphasis">por qué</text:span> el universo es así, sino <text:span text:style-name="Strong_20_Emphasis">cómo</text:span> se comporta un sistema cuando:</text:p>
      <text:list text:style-name="L1">
        <text:list-item>
          <text:p text:style-name="P1">lo local se describe como repertorios de posibilidades,</text:p>
        </text:list-item>
        <text:list-item>
          <text:p text:style-name="P1">las influencias son vecinales,</text:p>
        </text:list-item>
        <text:list-item>
          <text:p text:style-name="P1">aparecen restricciones que se sostienen,</text:p>
        </text:list-item>
        <text:list-item>
          <text:p text:style-name="P1">y de ese juego emergen tensiones, regímenes estables, límites causales y tiempo local.</text:p>
        </text:list-item>
      </text:list>
      <text:p text:style-name="Text_20_body">Su validez es <text:span text:style-name="Strong_20_Emphasis">operacional</text:span>: sirve si permite describir regímenes típicos, transiciones y límites con menos supuestos y más coherencia interna que narrativas ad hoc.</text:p>
      <text:p text:style-name="Horizontal_20_Line"/>
      <text:h text:style-name="Heading_20_2" text:outline-level="2">1. Sustrato: mar de posibilidades (no estados fijos)</text:h>
      <text:p text:style-name="Text_20_body">La unidad básica no es un objeto con propiedades deterministas, sino una <text:span text:style-name="Strong_20_Emphasis">región</text:span> con un <text:span text:style-name="Strong_20_Emphasis">estado de posibilidades</text:span>: un conjunto de configuraciones accesibles con diferentes pesos.</text:p>
      <text:list text:style-name="L2">
        <text:list-item>
          <text:p text:style-name="P2">“Realidad local” = repertorio de posibles, no valor único.</text:p>
        </text:list-item>
        <text:list-item>
          <text:p text:style-name="P2">Lo determinista (si aparece) es un régimen emergente, no un punto de partida.</text:p>
        </text:list-item>
      </text:list>
      <text:p text:style-name="Text_20_body"><text:span text:style-name="Strong_20_Emphasis">Ejemplo:</text:span> en vez de decir “aquí la dirección es X”, dices “aquí hay una preferencia fuerte por X, pero no absoluta”.</text:p>
      <text:p text:style-name="Horizontal_20_Line"/>
      <text:h text:style-name="Heading_20_2" text:outline-level="2">2. Localidad: acople vecinal como regla de influencia</text:h>
      <text:p text:style-name="Text_20_body">Las regiones no se influyen globalmente de golpe. Lo hacen por <text:span text:style-name="Strong_20_Emphasis">acople local</text:span>: cada región ajusta su estado mirando a regiones cercanas.</text:p>
      <text:p text:style-name="Text_20_body">Esto implica:</text:p>
      <text:list text:style-name="L3">
        <text:list-item>
          <text:p text:style-name="P3">la influencia es propagativa (por pasos),</text:p>
        </text:list-item>
        <text:list-item>
          <text:p text:style-name="P3">y lo global emerge de interacciones locales.</text:p>
        </text:list-item>
      </text:list>
      <text:p text:style-name="Text_20_body"><text:span text:style-name="Strong_20_Emphasis">Ejemplo:</text:span> una onda en una manta: cada punto mueve al siguiente; no hay reorganización instantánea del tejido físico.</text:p>
      <text:p text:style-name="Horizontal_20_Line"/>
      <text:h text:style-name="Heading_20_2" text:outline-level="2"><text:soft-page-break/>3. Compatibilidad: tendencia a coherencia donde es posible</text:h>
      <text:p text:style-name="Text_20_body">En ausencia de restricciones fuertes, el acople local tiende a generar <text:span text:style-name="Strong_20_Emphasis">compatibilidad</text:span>:</text:p>
      <text:list text:style-name="L4">
        <text:list-item>
          <text:p text:style-name="P4">regiones vecinas se vuelven más consistentes,</text:p>
        </text:list-item>
        <text:list-item>
          <text:p text:style-name="P4">aparecen patrones típicos estables (orden local, “dominios” en sentido geométrico).</text:p>
        </text:list-item>
      </text:list>
      <text:p text:style-name="Text_20_body">Esto no es teleología; es el hecho operativo de que lo que se sostiene suele ser lo que minimiza fricción local.</text:p>
      <text:p text:style-name="Text_20_body"><text:span text:style-name="Strong_20_Emphasis">Ejemplo:</text:span> un grupo de gente caminando se sincroniza mirando a los de al lado; aparecen ritmos estables sin director central.</text:p>
      <text:p text:style-name="Horizontal_20_Line"/>
      <text:h text:style-name="Heading_20_2" text:outline-level="2">4. Eventos locales: disparadores de reorganización</text:h>
      <text:p text:style-name="Text_20_body">Un <text:span text:style-name="Strong_20_Emphasis">evento local</text:span> es una perturbación que modifica el repertorio de una región (o su relación con vecinas). Los eventos son el inicio de la historia: introducen asimetrías y nuevas condiciones.</text:p>
      <text:p text:style-name="Text_20_body"><text:span text:style-name="Strong_20_Emphasis">Ejemplo:</text:span> agitar una esquina de la manta; instalar un detector; introducir una norma en una comunidad; una mutación en un organismo.</text:p>
      <text:p text:style-name="Horizontal_20_Line"/>
      <text:h text:style-name="Heading_20_2" text:outline-level="2">5. Restricciones: cuando un evento impone “lo que puede ser”</text:h>
      <text:p text:style-name="Text_20_body">Una <text:span text:style-name="Strong_20_Emphasis">restricción</text:span> reduce lo accesible: ciertas configuraciones dejan de ser viables en una región o se vuelven extremadamente improbables.</text:p>
      <text:p text:style-name="Text_20_body">Una restricción puede venir de:</text:p>
      <text:list text:style-name="L5">
        <text:list-item>
          <text:p text:style-name="P5">una intervención externa (un medidor),</text:p>
        </text:list-item>
        <text:list-item>
          <text:p text:style-name="P5">una estructura interna (memoria biológica),</text:p>
        </text:list-item>
        <text:list-item>
          <text:p text:style-name="P5">o una regla social/técnica (institución).</text:p>
        </text:list-item>
      </text:list>
      <text:p text:style-name="Text_20_body"><text:span text:style-name="Strong_20_Emphasis">Ejemplo:</text:span> un detector obliga a “dejar huella”; una ley prohíbe una conducta; un organismo impone metas homeostáticas.</text:p>
      <text:p text:style-name="Horizontal_20_Line"/>
      <text:h text:style-name="Heading_20_2" text:outline-level="2">6. Persistencia: umbral que convierte restricción en estructura</text:h>
      <text:p text:style-name="Text_20_body">No toda restricción genera un nivel. Para que cuente como estructura, debe <text:span text:style-name="Strong_20_Emphasis">persistir</text:span> lo suficiente como para imponer un régimen estable.</text:p>
      <text:p text:style-name="Text_20_body">Persistencia separa:</text:p>
      <text:list text:style-name="L6">
        <text:list-item>
          <text:p text:style-name="P6">ruido (fluctuación breve),</text:p>
        </text:list-item>
        <text:list-item>
          <text:p text:style-name="P6">de “dominio” (candado sostenido).</text:p>
        </text:list-item>
      </text:list>
      <text:p text:style-name="Text_20_body"><text:span text:style-name="Strong_20_Emphasis">Ejemplo:</text:span> una emoción fugaz no organiza una vida; una rutina sostenida sí.</text:p>
      <text:p text:style-name="Horizontal_20_Line"><text:soft-page-break/></text:p>
      <text:h text:style-name="Heading_20_2" text:outline-level="2">7. Dominios emergentes: restricciones persistentes que reescriben lo típico</text:h>
      <text:p text:style-name="Text_20_body">Un <text:span text:style-name="Strong_20_Emphasis">dominio emergente</text:span> es un conjunto de restricciones persistentes que:</text:p>
      <text:list text:style-name="L7">
        <text:list-item>
          <text:p text:style-name="P7">redefine lo que es típico en una región,</text:p>
        </text:list-item>
        <text:list-item>
          <text:p text:style-name="P7">y reorganiza su entorno (por acople local).</text:p>
        </text:list-item>
      </text:list>
      <text:p text:style-name="Text_20_body">Un dominio no es “otra sustancia”: es un régimen de reglas sostenidas que condiciona la dinámica.</text:p>
      <text:p text:style-name="Text_20_body"><text:span text:style-name="Strong_20_Emphasis">Ejemplo:</text:span> dominio social (normas e incentivos), dominio cognitivo (memoria y modelos), dominio de medición (registro estable).</text:p>
      <text:p text:style-name="Horizontal_20_Line"/>
      <text:h text:style-name="Heading_20_2" text:outline-level="2">8. Tensión probabilística: incompatibilidad entre reorganizaciones</text:h>
      <text:p text:style-name="Text_20_body">Cuando regiones o dominios empujan hacia reorganizaciones distintas, aparece <text:span text:style-name="Strong_20_Emphasis">tensión probabilística</text:span>:</text:p>
      <text:list text:style-name="L8">
        <text:list-item>
          <text:p text:style-name="P8">fricción estadística entre repertorios incompatibles,</text:p>
        </text:list-item>
        <text:list-item>
          <text:p text:style-name="P8">concentrada en fronteras, gradientes, defectos y choques de dominio.</text:p>
        </text:list-item>
      </text:list>
      <text:p text:style-name="Text_20_body">La tensión es una magnitud clave porque marca dónde el sistema paga coste para sostener coherencia.</text:p>
      <text:p text:style-name="Text_20_body"><text:span text:style-name="Strong_20_Emphasis">Ejemplo:</text:span> dos patrones estables distintos pueden coexistir, pero su frontera requiere gasto continuo (como una costura bajo estrés).</text:p>
      <text:p text:style-name="Horizontal_20_Line"/>
      <text:h text:style-name="Heading_20_2" text:outline-level="2">9. Energía (definición operacional): tensión acumulada por incompatibilidad sostenida</text:h>
      <text:p text:style-name="Text_20_body">En el modelo, “energía” no es primitiva. Se define como:</text:p>
      <text:p text:style-name="Quotations"><text:span text:style-name="Strong_20_Emphasis">energía = tensión probabilística acumulada</text:span> producida cuando regiones se reorganizan de forma incompatible bajo restricciones persistentes.</text:p>
      <text:p text:style-name="Text_20_body">Esto permite hablar de “energía” como un indicador de coste estructural sin convertirla en sustancia fundamental.</text:p>
      <text:p text:style-name="Text_20_body"><text:span text:style-name="Strong_20_Emphasis">Ejemplo:</text:span> la “energía” de una onda es el coste de sostener curvaturas/gradientes; la “energía” de un conflicto social es el coste de sostener incompatibilidades de norma/estructura.</text:p>
      <text:p text:style-name="Horizontal_20_Line"/>
      <text:h text:style-name="Heading_20_2" text:outline-level="2"><text:soft-page-break/>10. Selección Condicionada: lo típico depende de qué dominio se sostiene</text:h>
      <text:p text:style-name="Text_20_body">La regla metodológica central es:</text:p>
      <text:p text:style-name="Quotations">bajo una condición persistente (dominio), el sistema no se describe por su comportamiento general, sino por el comportamiento <text:span text:style-name="Strong_20_Emphasis">típico condicionado</text:span> a esa condición.</text:p>
      <text:p text:style-name="Text_20_body">Esto produce:</text:p>
      <text:list text:style-name="L9">
        <text:list-item>
          <text:p text:style-name="P9">reducción del espacio efectivo de posibilidades,</text:p>
        </text:list-item>
        <text:list-item>
          <text:p text:style-name="P9">aparición de pocos regímenes dominantes (clases/metacuencas) compatibles con el candado.</text:p>
        </text:list-item>
      </text:list>
      <text:p text:style-name="Text_20_body"><text:span text:style-name="Strong_20_Emphasis">Ejemplo:</text:span> con registro activo, el sistema cae en “clases compatibles con registro”; sin registro, cae en clases coherentes distintas.</text:p>
      <text:p text:style-name="Horizontal_20_Line"/>
      <text:h text:style-name="Heading_20_2" text:outline-level="2">11. Tiempo emergente y local: ritmo de reconfiguración</text:h>
      <text:p text:style-name="Text_20_body">El tiempo se trata como una propiedad emergente del funcionamiento:</text:p>
      <text:list text:style-name="L10">
        <text:list-item>
          <text:p text:style-name="P10">existe tiempo operativo donde hay:</text:p>
          <text:list>
            <text:list-item>
              <text:p text:style-name="P10">acople sostenido,</text:p>
            </text:list-item>
            <text:list-item>
              <text:p text:style-name="P10">persistencia,</text:p>
            </text:list-item>
            <text:list-item>
              <text:p text:style-name="P10">registro/memoria (o algún equivalente de “huella”),</text:p>
            </text:list-item>
            <text:list-item>
              <text:p text:style-name="P10">y un orden estable de antes/después.</text:p>
            </text:list-item>
          </text:list>
        </text:list-item>
      </text:list>
      <text:p text:style-name="Text_20_body">Es <text:span text:style-name="Strong_20_Emphasis">local</text:span> porque puede variar:</text:p>
      <text:list text:style-name="L11">
        <text:list-item>
          <text:p text:style-name="P11">alta tensión o restricciones duras consumen capacidad de ajuste → el ritmo de reconfiguración baja → el tiempo local “se frena”;</text:p>
        </text:list-item>
        <text:list-item>
          <text:p text:style-name="P11">baja tensión → reconfiguración fluida → tiempo local “acelera”.</text:p>
        </text:list-item>
      </text:list>
      <text:p text:style-name="Text_20_body"><text:span text:style-name="Strong_20_Emphasis">Ejemplo:</text:span> en una frontera de dominio, el sistema está ocupado manteniendo coherencia; “avanza” menos por unidad de proceso.</text:p>
      <text:p text:style-name="Horizontal_20_Line"/>
      <text:h text:style-name="Heading_20_2" text:outline-level="2">12. Pre-tiempo vs tiempo: instantaneidad sin señal</text:h>
      <text:p text:style-name="Text_20_body">Para evitar confusiones con “instantáneo”:</text:p>
      <text:list text:style-name="L12">
        <text:list-item>
          <text:p text:style-name="P12"><text:span text:style-name="Strong_20_Emphasis">Pre-tiempo:</text:span> nivel de consistencia global del repertorio de posibilidades. No-secuencial. “Instantáneo” aquí significa que no se expresa como propagación temporal local.</text:p>
        </text:list-item>
        <text:list-item>
          <text:p text:style-name="P12"><text:span text:style-name="Strong_20_Emphasis">Tiempo emergente:</text:span> nivel de registros, trayectorias, señales utilizables. Aquí rige la causalidad local y los límites de propagación.</text:p>
        </text:list-item>
      </text:list>
      <text:p text:style-name="Text_20_body"><text:soft-page-break/><text:span text:style-name="Strong_20_Emphasis">Ejemplo:</text:span> actualizar compatibilidades globales (pre-tiempo) no equivale a enviar información utilizable más rápido que la propagación local (tiempo emergente).</text:p>
      <text:p text:style-name="Horizontal_20_Line"/>
      <text:h text:style-name="Heading_20_1" text:outline-level="1">Resumen de una línea (columna vertebral)</text:h>
      <text:p text:style-name="Text_20_body">Repertorios probabilísticos locales acoplados por vecindad tienden a compatibilidad; eventos pueden imponer restricciones que, si persisten, forman dominios; los choques entre reorganizaciones generan tensión (energía operativa); bajo dominios, lo típico se selecciona de forma condicionada; la propagación es local y limitada; y el tiempo emerge como ritmo local de reconfiguración donde hay persistencia y registro.</text:p>
      <text:p text:style-name="Horizontal_20_Line"/>
      <text:p text:style-name="Text_20_body"/>
      <text:h text:style-name="Heading_20_1" text:outline-level="1">0) Alcance y criterio de validez</text:h>
      <text:h text:style-name="Heading_20_2" text:outline-level="2">Qué significa</text:h>
      <text:p text:style-name="Text_20_body">El modelo es <text:span text:style-name="Strong_20_Emphasis">fenomenológico-operacional</text:span>: no busca “la causa última”, busca un <text:span text:style-name="Strong_20_Emphasis">lenguaje de funcionamiento</text:span> que capture regularidades y permita organizar escenarios.</text:p>
      <text:h text:style-name="Heading_20_2" text:outline-level="2">Qué implica</text:h>
      <text:list text:style-name="L13">
        <text:list-item>
          <text:p text:style-name="P13">El modelo puede tener <text:span text:style-name="Strong_20_Emphasis">zonas de validez</text:span> (regímenes donde describe bien y regímenes donde hay que extenderlo).</text:p>
        </text:list-item>
        <text:list-item>
          <text:p text:style-name="P13">No compite con una teoría “final”: compite con explicaciones ad hoc por coherencia interna y poder de predicción.</text:p>
        </text:list-item>
      </text:list>
      <text:h text:style-name="Heading_20_2" text:outline-level="2">Cómo se usa</text:h>
      <text:p text:style-name="Text_20_body">Cada vez que introduces un concepto nuevo (dominio, tiempo local, energía-tensión), lo haces como:</text:p>
      <text:list text:style-name="L14">
        <text:list-item>
          <text:p text:style-name="P14"><text:span text:style-name="Strong_20_Emphasis">definición operacional</text:span> (qué cuenta como eso),</text:p>
        </text:list-item>
        <text:list-item>
          <text:p text:style-name="P14"><text:span text:style-name="Strong_20_Emphasis">condición de aplicación</text:span> (cuándo tiene sentido usarlo).</text:p>
        </text:list-item>
      </text:list>
      <text:h text:style-name="Heading_20_2" text:outline-level="2">Candados</text:h>
      <text:list text:style-name="L15">
        <text:list-item>
          <text:p text:style-name="P15">Si el modelo “explica” todo, en realidad no explica nada.<text:line-break/><text:span text:style-name="Strong_20_Emphasis">Candado:</text:span> exigir siempre “qué observación/ablación lo tumbaría”.</text:p>
        </text:list-item>
      </text:list>
      <text:h text:style-name="Heading_20_2" text:outline-level="2"><text:soft-page-break/>Ejemplos</text:h>
      <text:list text:style-name="L16">
        <text:list-item>
          <text:p text:style-name="P16"><text:span text:style-name="Strong_20_Emphasis">Social:</text:span> no necesitas explicar por qué existen instituciones, pero sí describir cómo alteran lo típico y cómo colapsan sin soporte.</text:p>
        </text:list-item>
        <text:list-item>
          <text:p text:style-name="P16"><text:span text:style-name="Strong_20_Emphasis">Medición:</text:span> no necesitas ontología definitiva del colapso, pero sí describir qué cambia cuando hay registro persistente.</text:p>
        </text:list-item>
      </text:list>
      <text:p text:style-name="Horizontal_20_Line"/>
      <text:h text:style-name="Heading_20_1" text:outline-level="1">1) Sustrato: mar de posibilidades</text:h>
      <text:h text:style-name="Heading_20_2" text:outline-level="2">Qué significa</text:h>
      <text:p text:style-name="Text_20_body">La unidad básica no es “un valor”, sino un <text:span text:style-name="Strong_20_Emphasis">repertorio</text:span>: lo local está descrito por “qué puede pasar” y “con qué peso”.</text:p>
      <text:h text:style-name="Heading_20_2" text:outline-level="2">Qué implica</text:h>
      <text:list text:style-name="L17">
        <text:list-item>
          <text:p text:style-name="P17">Lo que llamamos “estado” es siempre <text:span text:style-name="Strong_20_Emphasis">estado de accesibilidad</text:span> (qué configuraciones son viables aquí y ahora).</text:p>
        </text:list-item>
        <text:list-item>
          <text:p text:style-name="P17">“Determinismo” puede emerger como caso límite (cuando el repertorio se concentra muchísimo).</text:p>
        </text:list-item>
      </text:list>
      <text:h text:style-name="Heading_20_2" text:outline-level="2">Cómo se usa</text:h>
      <text:p text:style-name="Text_20_body">El sustrato te sirve como “lienzo” único sobre el que luego aparecerán:</text:p>
      <text:list text:style-name="L18">
        <text:list-item>
          <text:p text:style-name="P18">restricciones,</text:p>
        </text:list-item>
        <text:list-item>
          <text:p text:style-name="P18">dominios,</text:p>
        </text:list-item>
        <text:list-item>
          <text:p text:style-name="P18">tensión,</text:p>
        </text:list-item>
        <text:list-item>
          <text:p text:style-name="P18">tiempo local.</text:p>
        </text:list-item>
      </text:list>
      <text:h text:style-name="Heading_20_2" text:outline-level="2">Candados</text:h>
      <text:list text:style-name="L19">
        <text:list-item>
          <text:p text:style-name="P19">Evitar que “posibilidades” se convierta en poesía.<text:line-break/><text:span text:style-name="Strong_20_Emphasis">Candado:</text:span> definir siempre “posibilidad” como “configuración accesible bajo las reglas del sistema”.</text:p>
        </text:list-item>
      </text:list>
      <text:h text:style-name="Heading_20_2" text:outline-level="2">Ejemplos</text:h>
      <text:list text:style-name="L20">
        <text:list-item>
          <text:p text:style-name="P20"><text:span text:style-name="Strong_20_Emphasis">Físico:</text:span> una región no “tiene” una dirección, sino una preferencia fuerte por un rango de direcciones.</text:p>
        </text:list-item>
        <text:list-item>
          <text:p text:style-name="P20"><text:span text:style-name="Strong_20_Emphasis">Psicológico:</text:span> una persona no “es” un estado; tiene un repertorio de respuestas accesibles según contexto.</text:p>
        </text:list-item>
      </text:list>
      <text:p text:style-name="Horizontal_20_Line"/>
      <text:h text:style-name="Heading_20_1" text:outline-level="1"><text:soft-page-break/>2) Localidad: acople vecinal</text:h>
      <text:h text:style-name="Heading_20_2" text:outline-level="2">Qué significa</text:h>
      <text:p text:style-name="Text_20_body">Las regiones solo se influyen por proximidad: la reorganización ocurre por <text:span text:style-name="Strong_20_Emphasis">contagio local</text:span>.</text:p>
      <text:h text:style-name="Heading_20_2" text:outline-level="2">Qué implica</text:h>
      <text:list text:style-name="L21">
        <text:list-item>
          <text:p text:style-name="P21">La propagación tiene límite.</text:p>
        </text:list-item>
        <text:list-item>
          <text:p text:style-name="P21">Lo global se construye por acumulación de pasos.</text:p>
        </text:list-item>
        <text:list-item>
          <text:p text:style-name="P21">Los “saltos” globales no son procesos físicos propagativos; si aparecen, pertenecen a otro nivel (pre-tiempo/consistencia global).</text:p>
        </text:list-item>
      </text:list>
      <text:h text:style-name="Heading_20_2" text:outline-level="2">Cómo se usa</text:h>
      <text:p text:style-name="Text_20_body">Localidad define:</text:p>
      <text:list text:style-name="L22">
        <text:list-item>
          <text:p text:style-name="P22">la causalidad del dominio temporal,</text:p>
        </text:list-item>
        <text:list-item>
          <text:p text:style-name="P22">qué cuenta como “movimiento” (propagación paso a paso).</text:p>
        </text:list-item>
      </text:list>
      <text:h text:style-name="Heading_20_2" text:outline-level="2">Candados</text:h>
      <text:list text:style-name="L23">
        <text:list-item>
          <text:p text:style-name="P23">No confundir “correlación global” con “influencia local”.<text:line-break/><text:span text:style-name="Strong_20_Emphasis">Candado:</text:span> si algo permite señal controlable, debe respetar localidad.</text:p>
        </text:list-item>
      </text:list>
      <text:h text:style-name="Heading_20_2" text:outline-level="2">Ejemplos</text:h>
      <text:list text:style-name="L24">
        <text:list-item>
          <text:p text:style-name="P24"><text:span text:style-name="Strong_20_Emphasis">Manta:</text:span> la onda avanza por el tejido.</text:p>
        </text:list-item>
        <text:list-item>
          <text:p text:style-name="P24"><text:span text:style-name="Strong_20_Emphasis">Economía real:</text:span> un shock se transmite por cadenas de suministro, no por telepatía.</text:p>
        </text:list-item>
      </text:list>
      <text:p text:style-name="Horizontal_20_Line"/>
      <text:h text:style-name="Heading_20_1" text:outline-level="1">3) Compatibilidad: tendencia a coherencia</text:h>
      <text:h text:style-name="Heading_20_2" text:outline-level="2">Qué significa</text:h>
      <text:p text:style-name="Text_20_body">Sin restricciones duras, el sistema tiende a <text:span text:style-name="Strong_20_Emphasis">reducir incompatibilidades</text:span>: busca configuraciones donde los repertorios vecinos “encajan”.</text:p>
      <text:h text:style-name="Heading_20_2" text:outline-level="2">Qué implica</text:h>
      <text:list text:style-name="L25">
        <text:list-item>
          <text:p text:style-name="P25">Aparecen patrones estables sin diseñador central.</text:p>
        </text:list-item>
        <text:list-item>
          <text:p text:style-name="P25">La estabilidad no es “verdad”, es <text:span text:style-name="Strong_20_Emphasis">mínimo de fricción</text:span> bajo reglas.</text:p>
        </text:list-item>
      </text:list>
      <text:h text:style-name="Heading_20_2" text:outline-level="2"><text:soft-page-break/>Cómo se usa</text:h>
      <text:p text:style-name="Text_20_body">Este principio te da una brújula:</text:p>
      <text:list text:style-name="L26">
        <text:list-item>
          <text:p text:style-name="P26">“lo que se sostiene” suele ser “lo que reduce tensión” <text:span text:style-name="Emphasis">dado</text:span> el conjunto de restricciones.</text:p>
        </text:list-item>
      </text:list>
      <text:h text:style-name="Heading_20_2" text:outline-level="2">Candados</text:h>
      <text:list text:style-name="L27">
        <text:list-item>
          <text:p text:style-name="P27">No volverlo teleológico (“quiere”).<text:line-break/><text:span text:style-name="Strong_20_Emphasis">Candado:</text:span> siempre decir “tiende a” como efecto de reglas locales, no intención.</text:p>
        </text:list-item>
      </text:list>
      <text:h text:style-name="Heading_20_2" text:outline-level="2">Ejemplos</text:h>
      <text:list text:style-name="L28">
        <text:list-item>
          <text:p text:style-name="P28"><text:span text:style-name="Strong_20_Emphasis">Cristal/orden:</text:span> regiones se alinean formando dominios.</text:p>
        </text:list-item>
        <text:list-item>
          <text:p text:style-name="P28"><text:span text:style-name="Strong_20_Emphasis">Cultura:</text:span> prácticas que reducen conflicto tienden a estabilizarse.</text:p>
        </text:list-item>
      </text:list>
      <text:p text:style-name="Horizontal_20_Line"/>
      <text:h text:style-name="Heading_20_1" text:outline-level="1">4) Evento local</text:h>
      <text:h text:style-name="Heading_20_2" text:outline-level="2">Qué significa</text:h>
      <text:p text:style-name="Text_20_body">Una perturbación localizada que cambia el repertorio o el acople.</text:p>
      <text:h text:style-name="Heading_20_2" text:outline-level="2">Qué implica</text:h>
      <text:list text:style-name="L29">
        <text:list-item>
          <text:p text:style-name="P29">Los eventos inician historia: crean asimetrías.</text:p>
        </text:list-item>
        <text:list-item>
          <text:p text:style-name="P29">Un evento por sí solo no crea dominio: necesita persistencia o retroalimentación.</text:p>
        </text:list-item>
      </text:list>
      <text:h text:style-name="Heading_20_2" text:outline-level="2">Cómo se usa</text:h>
      <text:p text:style-name="Text_20_body">En tu método, el evento local es el “punto de entrada” para:</text:p>
      <text:list text:style-name="L30">
        <text:list-item>
          <text:p text:style-name="P30">definir un escenario,</text:p>
        </text:list-item>
        <text:list-item>
          <text:p text:style-name="P30">formular la condición sostenida (si aplica),</text:p>
        </text:list-item>
        <text:list-item>
          <text:p text:style-name="P30">observar transiciones de régimen.</text:p>
        </text:list-item>
      </text:list>
      <text:h text:style-name="Heading_20_2" text:outline-level="2">Candados</text:h>
      <text:list text:style-name="L31">
        <text:list-item>
          <text:p text:style-name="P31">Evitar que “evento” sea cualquier cosa.<text:line-break/><text:span text:style-name="Strong_20_Emphasis">Candado:</text:span> un evento debe tener efecto medible en accesibilidad o acople.</text:p>
        </text:list-item>
      </text:list>
      <text:h text:style-name="Heading_20_2" text:outline-level="2">Ejemplos</text:h>
      <text:list text:style-name="L32">
        <text:list-item>
          <text:p text:style-name="P32"><text:span text:style-name="Strong_20_Emphasis">Manta:</text:span> golpe.</text:p>
        </text:list-item>
        <text:list-item>
          <text:p text:style-name="P32"><text:span text:style-name="Strong_20_Emphasis">Red eléctrica:</text:span> una subestación que se calienta.</text:p>
        </text:list-item>
        <text:list-item>
          <text:p text:style-name="P32"><text:soft-page-break/><text:span text:style-name="Strong_20_Emphasis">Medición:</text:span> activar un detector que registra.</text:p>
        </text:list-item>
      </text:list>
      <text:p text:style-name="Horizontal_20_Line"/>
      <text:h text:style-name="Heading_20_1" text:outline-level="1">5) Restricción: el candado</text:h>
      <text:h text:style-name="Heading_20_2" text:outline-level="2">Qué significa</text:h>
      <text:p text:style-name="Text_20_body">Una restricción reduce accesibilidad: hace que ciertas configuraciones sean inviables o “carísimas”.</text:p>
      <text:h text:style-name="Heading_20_2" text:outline-level="2">Qué implica</text:h>
      <text:list text:style-name="L33">
        <text:list-item>
          <text:p text:style-name="P33">Introduce estructura: obliga a reorganizar.</text:p>
        </text:list-item>
        <text:list-item>
          <text:p text:style-name="P33">Entra “peso de dominio”: la restricción sesga lo típico.</text:p>
        </text:list-item>
      </text:list>
      <text:h text:style-name="Heading_20_2" text:outline-level="2">Cómo se usa</text:h>
      <text:p text:style-name="Text_20_body">Siempre que haya un comportamiento cualitativamente nuevo, pregunta:</text:p>
      <text:list text:style-name="L34">
        <text:list-item>
          <text:p text:style-name="P34">¿qué restricción apareció?</text:p>
        </text:list-item>
        <text:list-item>
          <text:p text:style-name="P34">¿qué configuraciones quedaron excluidas?</text:p>
        </text:list-item>
      </text:list>
      <text:h text:style-name="Heading_20_2" text:outline-level="2">Candados</text:h>
      <text:list text:style-name="L35">
        <text:list-item>
          <text:p text:style-name="P35">Si no puedes describir qué se prohíbe/penaliza, no has definido la restricción.<text:line-break/><text:span text:style-name="Strong_20_Emphasis">Candado:</text:span> “dime qué ya no puede ocurrir” (o “qué cuesta mucho más”).</text:p>
        </text:list-item>
      </text:list>
      <text:h text:style-name="Heading_20_2" text:outline-level="2">Ejemplos</text:h>
      <text:list text:style-name="L36">
        <text:list-item>
          <text:p text:style-name="P36"><text:span text:style-name="Strong_20_Emphasis">Medidor:</text:span> “tiene que haber registro estable”.</text:p>
        </text:list-item>
        <text:list-item>
          <text:p text:style-name="P36"><text:span text:style-name="Strong_20_Emphasis">Biología:</text:span> homeostasis impone rangos viables.</text:p>
        </text:list-item>
        <text:list-item>
          <text:p text:style-name="P36"><text:span text:style-name="Strong_20_Emphasis">Social:</text:span> ley o norma impone opciones permitidas.</text:p>
        </text:list-item>
      </text:list>
      <text:p text:style-name="Horizontal_20_Line"/>
      <text:h text:style-name="Heading_20_1" text:outline-level="1">6) Persistencia: separar ruido de estructura</text:h>
      <text:h text:style-name="Heading_20_2" text:outline-level="2">Qué significa</text:h>
      <text:p text:style-name="Text_20_body">Persistencia es el umbral de duración/estabilidad que convierte restricción en algo estructural.</text:p>
      <text:h text:style-name="Heading_20_2" text:outline-level="2">Qué implica</text:h>
      <text:list text:style-name="L37">
        <text:list-item>
          <text:p text:style-name="P37">El modelo distingue “fluctuación” de “dominio”.</text:p>
        </text:list-item>
        <text:list-item>
          <text:p text:style-name="P37">La persistencia permite memoria, y la memoria permite tiempo operativo.</text:p>
        </text:list-item>
      </text:list>
      <text:h text:style-name="Heading_20_2" text:outline-level="2"><text:soft-page-break/>Cómo se usa</text:h>
      <text:p text:style-name="Text_20_body">Define siempre:</text:p>
      <text:list text:style-name="L38">
        <text:list-item>
          <text:p text:style-name="P38">qué cuenta como “sostenerse” (duración mínima, redundancia, resistencia a perturbaciones).</text:p>
        </text:list-item>
      </text:list>
      <text:h text:style-name="Heading_20_2" text:outline-level="2">Candados</text:h>
      <text:list text:style-name="L39">
        <text:list-item>
          <text:p text:style-name="P39">Si no fijas umbral, todo puede ser dominio y el modelo se infla.<text:line-break/><text:span text:style-name="Strong_20_Emphasis">Candado:</text:span> umbral explícito, aunque sea cualitativo (“debe sobrevivir a X perturbaciones”).</text:p>
        </text:list-item>
      </text:list>
      <text:h text:style-name="Heading_20_2" text:outline-level="2">Ejemplos</text:h>
      <text:list text:style-name="L40">
        <text:list-item>
          <text:p text:style-name="P40"><text:span text:style-name="Strong_20_Emphasis">Psicológico:</text:span> un pensamiento fugaz vs un hábito.</text:p>
        </text:list-item>
        <text:list-item>
          <text:p text:style-name="P40"><text:span text:style-name="Strong_20_Emphasis">Técnico:</text:span> un pico breve vs una ola de calor sostenida.</text:p>
        </text:list-item>
      </text:list>
      <text:p text:style-name="Horizontal_20_Line"/>
      <text:h text:style-name="Heading_20_1" text:outline-level="1">7) Dominio emergente: régimen de reglas sostenidas</text:h>
      <text:h text:style-name="Heading_20_2" text:outline-level="2">Qué significa</text:h>
      <text:p text:style-name="Text_20_body">Un dominio es un conjunto de restricciones persistentes que reorganiza una región y condiciona lo típico.</text:p>
      <text:h text:style-name="Heading_20_2" text:outline-level="2">Qué implica</text:h>
      <text:list text:style-name="L41">
        <text:list-item>
          <text:p text:style-name="P41">Puede haber jerarquías: dominios sobre dominios.</text:p>
        </text:list-item>
        <text:list-item>
          <text:p text:style-name="P41">Puede haber acople top-down/bottom-up.</text:p>
        </text:list-item>
      </text:list>
      <text:h text:style-name="Heading_20_2" text:outline-level="2">Cómo se usa</text:h>
      <text:p text:style-name="Text_20_body">Dominios sirven para:</text:p>
      <text:list text:style-name="L42">
        <text:list-item>
          <text:p text:style-name="P42">describir “niveles” sin metafísica,</text:p>
        </text:list-item>
        <text:list-item>
          <text:p text:style-name="P42">explicar por qué aparecen regularidades nuevas,</text:p>
        </text:list-item>
        <text:list-item>
          <text:p text:style-name="P42">y por qué colapsan sin soporte.</text:p>
        </text:list-item>
      </text:list>
      <text:h text:style-name="Heading_20_2" text:outline-level="2">Candados</text:h>
      <text:list text:style-name="L43">
        <text:list-item>
          <text:p text:style-name="P43">No confundir “dominio” con “tema”.<text:line-break/><text:span text:style-name="Strong_20_Emphasis">Candado:</text:span> un dominio debe cambiar accesibilidad y producir clases estables.</text:p>
        </text:list-item>
      </text:list>
      <text:h text:style-name="Heading_20_2" text:outline-level="2"><text:soft-page-break/>Ejemplos</text:h>
      <text:list text:style-name="L44">
        <text:list-item>
          <text:p text:style-name="P44"><text:span text:style-name="Strong_20_Emphasis">Dominio de medición:</text:span> registro.</text:p>
        </text:list-item>
        <text:list-item>
          <text:p text:style-name="P44"><text:span text:style-name="Strong_20_Emphasis">Dominio social:</text:span> normas, incentivos, sanciones.</text:p>
        </text:list-item>
        <text:list-item>
          <text:p text:style-name="P44"><text:span text:style-name="Strong_20_Emphasis">Dominio cognitivo:</text:span> memoria + modelos que guían acción.</text:p>
        </text:list-item>
      </text:list>
      <text:p text:style-name="Horizontal_20_Line"/>
      <text:h text:style-name="Heading_20_1" text:outline-level="1">8) Tensión probabilística: incompatibilidad sostenida</text:h>
      <text:h text:style-name="Heading_20_2" text:outline-level="2">Qué significa</text:h>
      <text:p text:style-name="Text_20_body">Tensión es fricción estadística entre regiones/domínios con reorganizaciones incompatibles.</text:p>
      <text:h text:style-name="Heading_20_2" text:outline-level="2">Qué implica</text:h>
      <text:list text:style-name="L45">
        <text:list-item>
          <text:p text:style-name="P45">Se concentra en bordes y gradientes.</text:p>
        </text:list-item>
        <text:list-item>
          <text:p text:style-name="P45">Es el motor de transiciones: si no se puede absorber, el sistema cambia de régimen.</text:p>
        </text:list-item>
      </text:list>
      <text:h text:style-name="Heading_20_2" text:outline-level="2">Cómo se usa</text:h>
      <text:p text:style-name="Text_20_body">Tensión te permite localizar:</text:p>
      <text:list text:style-name="L46">
        <text:list-item>
          <text:p text:style-name="P46">fronteras,</text:p>
        </text:list-item>
        <text:list-item>
          <text:p text:style-name="P46">defectos,</text:p>
        </text:list-item>
        <text:list-item>
          <text:p text:style-name="P46">puntos de fallo,</text:p>
        </text:list-item>
        <text:list-item>
          <text:p text:style-name="P46">zonas “donde duele” el sistema.</text:p>
        </text:list-item>
      </text:list>
      <text:h text:style-name="Heading_20_2" text:outline-level="2">Candados</text:h>
      <text:list text:style-name="L47">
        <text:list-item>
          <text:p text:style-name="P47">No convertir “tensión” en sinónimo de “me parece importante”.<text:line-break/><text:span text:style-name="Strong_20_Emphasis">Candado:</text:span> tensión = incompatibilidad que exige gasto/ajuste continuo.</text:p>
        </text:list-item>
      </text:list>
      <text:h text:style-name="Heading_20_2" text:outline-level="2">Ejemplos</text:h>
      <text:list text:style-name="L48">
        <text:list-item>
          <text:p text:style-name="P48"><text:span text:style-name="Strong_20_Emphasis">Manta:</text:span> curvatura fuerte.</text:p>
        </text:list-item>
        <text:list-item>
          <text:p text:style-name="P48"><text:span text:style-name="Strong_20_Emphasis">Política:</text:span> frontera entre dos regímenes normativos.</text:p>
        </text:list-item>
        <text:list-item>
          <text:p text:style-name="P48"><text:span text:style-name="Strong_20_Emphasis">Medición:</text:span> choque entre “superposición operativa” y “registro estable”.</text:p>
        </text:list-item>
      </text:list>
      <text:p text:style-name="Horizontal_20_Line"/>
      <text:h text:style-name="Heading_20_1" text:outline-level="1"><text:soft-page-break/>9) Energía: nombre operativo de la tensión acumulada</text:h>
      <text:h text:style-name="Heading_20_2" text:outline-level="2">Qué significa</text:h>
      <text:p text:style-name="Text_20_body">“Energía” en tu modelo es <text:span text:style-name="Strong_20_Emphasis">tensión probabilística acumulada</text:span> (coste) por incompatibilidades sostenidas.</text:p>
      <text:h text:style-name="Heading_20_2" text:outline-level="2">Qué implica</text:h>
      <text:list text:style-name="L49">
        <text:list-item>
          <text:p text:style-name="P49">Energía no es una sustancia: es un indicador del precio de mantener coherencia o de forzar reorganización.</text:p>
        </text:list-item>
        <text:list-item>
          <text:p text:style-name="P49">Permite hablar de “más energía” como “más coste estructural”.</text:p>
        </text:list-item>
      </text:list>
      <text:h text:style-name="Heading_20_2" text:outline-level="2">Cómo se usa</text:h>
      <text:p text:style-name="Text_20_body">Puedes usar energía-tensión para:</text:p>
      <text:list text:style-name="L50">
        <text:list-item>
          <text:p text:style-name="P50">comparar estados,</text:p>
        </text:list-item>
        <text:list-item>
          <text:p text:style-name="P50">estimar cuánto “esfuerzo” requiere sostener un dominio,</text:p>
        </text:list-item>
        <text:list-item>
          <text:p text:style-name="P50">entender por qué ciertos patrones no escalan (coste explode).</text:p>
        </text:list-item>
      </text:list>
      <text:h text:style-name="Heading_20_2" text:outline-level="2">Candados</text:h>
      <text:list text:style-name="L51">
        <text:list-item>
          <text:p text:style-name="P51">No mezclarlo con definiciones clásicas sin declarar “traducción”.<text:line-break/><text:span text:style-name="Strong_20_Emphasis">Candado:</text:span> cada vez que uses “energía”, aclara “en sentido UE: coste/tensión”.</text:p>
        </text:list-item>
      </text:list>
      <text:h text:style-name="Heading_20_2" text:outline-level="2">Ejemplos</text:h>
      <text:list text:style-name="L52">
        <text:list-item>
          <text:p text:style-name="P52"><text:span text:style-name="Strong_20_Emphasis">Conflicto social:</text:span> energía = coste de sostener incompatibilidad (policía, propaganda, fricción económica).</text:p>
        </text:list-item>
        <text:list-item>
          <text:p text:style-name="P52"><text:span text:style-name="Strong_20_Emphasis">Medición:</text:span> energía = coste de imponer registro estable sobre el repertorio.</text:p>
        </text:list-item>
      </text:list>
      <text:p text:style-name="Horizontal_20_Line"/>
      <text:h text:style-name="Heading_20_1" text:outline-level="1">10) Selección Condicionada (SC): lo típico bajo condición sostenida</text:h>
      <text:h text:style-name="Heading_20_2" text:outline-level="2">Qué significa</text:h>
      <text:p text:style-name="Text_20_body">Si hay un dominio, no preguntas “qué pasa normalmente”, sino “qué pasa normalmente <text:span text:style-name="Strong_20_Emphasis">dado</text:span> ese dominio”.</text:p>
      <text:h text:style-name="Heading_20_2" text:outline-level="2"><text:soft-page-break/>Qué implica</text:h>
      <text:list text:style-name="L53">
        <text:list-item>
          <text:p text:style-name="P53">Reduce el espacio efectivo de posibilidades.</text:p>
        </text:list-item>
        <text:list-item>
          <text:p text:style-name="P53">Genera pocas clases dominantes (cuencas/metaregímenes).</text:p>
        </text:list-item>
        <text:list-item>
          <text:p text:style-name="P53">Da predicción: “bajo X, casi siempre caes en A/B/C”.</text:p>
        </text:list-item>
      </text:list>
      <text:h text:style-name="Heading_20_2" text:outline-level="2">Cómo se usa</text:h>
      <text:p text:style-name="Text_20_body">SC se usa como:</text:p>
      <text:list text:style-name="L54">
        <text:list-item>
          <text:p text:style-name="P54"><text:span text:style-name="Strong_20_Emphasis">regla de lectura</text:span> (no como causa física).</text:p>
        </text:list-item>
        <text:list-item>
          <text:p text:style-name="P54">Te obliga a definir “la condición” (el candado) antes de narrar resultados.</text:p>
        </text:list-item>
      </text:list>
      <text:h text:style-name="Heading_20_2" text:outline-level="2">Candados</text:h>
      <text:list text:style-name="L55">
        <text:list-item>
          <text:p text:style-name="P55">Evitar “posdición”: elegir el dominio después de ver el resultado.<text:line-break/><text:span text:style-name="Strong_20_Emphasis">Candado:</text:span> predefinir el candado y qué contaría como “sostenerlo”.</text:p>
        </text:list-item>
      </text:list>
      <text:h text:style-name="Heading_20_2" text:outline-level="2">Ejemplos</text:h>
      <text:list text:style-name="L56">
        <text:list-item>
          <text:p text:style-name="P56"><text:span text:style-name="Strong_20_Emphasis">Red eléctrica bajo ola de calor:</text:span> aparecen regímenes típicos (racionamiento, fallos en cascada).</text:p>
        </text:list-item>
        <text:list-item>
          <text:p text:style-name="P56"><text:span text:style-name="Strong_20_Emphasis">Detector activo:</text:span> aparecen clases compatibles con registro.</text:p>
        </text:list-item>
      </text:list>
      <text:p text:style-name="Horizontal_20_Line"/>
      <text:h text:style-name="Heading_20_1" text:outline-level="1">11) Tiempo emergente y local: ritmo de reconfiguración</text:h>
      <text:h text:style-name="Heading_20_2" text:outline-level="2">Qué significa</text:h>
      <text:p text:style-name="Text_20_body">El tiempo es una propiedad de dominios capaces de sostener:</text:p>
      <text:list text:style-name="L57">
        <text:list-item>
          <text:p text:style-name="P57">persistencia,</text:p>
        </text:list-item>
        <text:list-item>
          <text:p text:style-name="P57">registro/memoria,</text:p>
        </text:list-item>
        <text:list-item>
          <text:p text:style-name="P57">causalidad local operativa.</text:p>
        </text:list-item>
      </text:list>
      <text:p text:style-name="Text_20_body">No es un fondo universal; es un <text:span text:style-name="Strong_20_Emphasis">ritmo local</text:span> de reconfiguración.</text:p>
      <text:h text:style-name="Heading_20_2" text:outline-level="2">Qué implica</text:h>
      <text:list text:style-name="L58">
        <text:list-item>
          <text:p text:style-name="P58">Puede haber “tiempos” distintos en distintas regiones (en sentido UE).</text:p>
        </text:list-item>
        <text:list-item>
          <text:p text:style-name="P58">Alta tensión/restricción puede frenar el ritmo local.</text:p>
        </text:list-item>
      </text:list>
      <text:h text:style-name="Heading_20_2" text:outline-level="2"><text:soft-page-break/>Cómo se usa</text:h>
      <text:p text:style-name="Text_20_body">Tiempo local te permite:</text:p>
      <text:list text:style-name="L59">
        <text:list-item>
          <text:p text:style-name="P59">describir dilataciones de “proceso” (no relatividad estándar, sino capacidad operativa),</text:p>
        </text:list-item>
        <text:list-item>
          <text:p text:style-name="P59">explicar por qué sistemas bajo tensión pierden fineza temporal (horizontes cortos, reacciones lentas).</text:p>
        </text:list-item>
      </text:list>
      <text:h text:style-name="Heading_20_2" text:outline-level="2">Candados</text:h>
      <text:list text:style-name="L60">
        <text:list-item>
          <text:p text:style-name="P60">No caer en circularidad (“tiempo es cambio, cambio es en tiempo”).<text:line-break/><text:span text:style-name="Strong_20_Emphasis">Candado:</text:span> tiempo = capacidad de ordenar cambios mediante registro y persistencia (no “cambio” a secas).</text:p>
        </text:list-item>
      </text:list>
      <text:h text:style-name="Heading_20_2" text:outline-level="2">Ejemplos</text:h>
      <text:list text:style-name="L61">
        <text:list-item>
          <text:p text:style-name="P61"><text:span text:style-name="Strong_20_Emphasis">Crisis social:</text:span> el tiempo operativo se vuelve corto (todo es urgencia, poca planificación).</text:p>
        </text:list-item>
        <text:list-item>
          <text:p text:style-name="P61"><text:span text:style-name="Strong_20_Emphasis">Frontera de dominio:</text:span> sostener coherencia consume capacidad; “pasan menos cosas por paso”.</text:p>
        </text:list-item>
      </text:list>
      <text:p text:style-name="Horizontal_20_Line"/>
      <text:h text:style-name="Heading_20_1" text:outline-level="1">12) Pre-tiempo vs tiempo: instantaneidad bien tipada</text:h>
      <text:h text:style-name="Heading_20_2" text:outline-level="2">Qué significa</text:h>
      <text:list text:style-name="L62">
        <text:list-item>
          <text:p text:style-name="P62"><text:span text:style-name="Strong_20_Emphasis">Pre-tiempo:</text:span> nivel de consistencia global del repertorio; no-secuencial.</text:p>
        </text:list-item>
        <text:list-item>
          <text:p text:style-name="P62"><text:span text:style-name="Strong_20_Emphasis">Tiempo emergente:</text:span> nivel de registros, señales y propagación; secuencial y causal.</text:p>
        </text:list-item>
      </text:list>
      <text:p text:style-name="Text_20_body">“Todo es instantáneo” en pre-tiempo = no-secuencialidad, no teletransportación de señales.</text:p>
      <text:h text:style-name="Heading_20_2" text:outline-level="2">Qué implica</text:h>
      <text:list text:style-name="L63">
        <text:list-item>
          <text:p text:style-name="P63">Resuelve la aparente instantaneidad cuántica sin romper causalidad:<text:line-break/>actualización global de compatibilidades ≠ transmisión de información utilizable.</text:p>
        </text:list-item>
      </text:list>
      <text:h text:style-name="Heading_20_2" text:outline-level="2">Cómo se usa</text:h>
      <text:p text:style-name="Text_20_body">Cada vez que aparezca algo “instantáneo”, preguntas:</text:p>
      <text:list text:style-name="L64">
        <text:list-item>
          <text:p text:style-name="P64">¿es cambio físico propagativo (tiempo emergente) o actualización de compatibilidad (pre-tiempo)?</text:p>
        </text:list-item>
      </text:list>
      <text:h text:style-name="Heading_20_2" text:outline-level="2"><text:soft-page-break/>Candados</text:h>
      <text:list text:style-name="L65">
        <text:list-item>
          <text:p text:style-name="P65">Si puedes usarlo para mandar un mensaje, entonces está en tiempo emergente y debe respetar límite causal.<text:line-break/><text:span text:style-name="Strong_20_Emphasis">Candado:</text:span> “¿señalizable o no señalizable?”</text:p>
        </text:list-item>
      </text:list>
      <text:h text:style-name="Heading_20_2" text:outline-level="2">Ejemplos</text:h>
      <text:list text:style-name="L66">
        <text:list-item>
          <text:p text:style-name="P66"><text:span text:style-name="Strong_20_Emphasis">Entrelazamiento:</text:span> correlación global (pre-tiempo) + comparación clásica (tiempo).</text:p>
        </text:list-item>
        <text:list-item>
          <text:p text:style-name="P66"><text:span text:style-name="Strong_20_Emphasis">Colapso como SC:</text:span> condicionar la descripción global no requiere propagación.</text:p>
        </text:list-item>
      </text:list>
      <text:p text:style-name="Horizontal_20_Line"/>
      <text:h text:style-name="Heading_20_2" text:outline-level="2">Cómo queda todo conectado (versión narrativa corta)</text:h>
      <text:p text:style-name="Text_20_body">Sustrato de posibilidades + acople local → tendencia a compatibilidad → eventos locales pueden imponer restricciones → si persisten, forman dominios → dominios chocan y generan tensión → energía = tensión acumulada → bajo dominios aplicas SC para obtener regímenes típicos → el tiempo emerge localmente donde hay persistencia y registro → el movimiento es propagación bajo tiempo emergente → lo “instantáneo” cuántico se tipa como pre-tiempo (consistencia), no como señal.</text:p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4T20:36:11.033729326</meta:creation-date>
    <dc:date>2026-01-14T20:42:19.599412860</dc:date>
    <meta:editing-duration>PT6M9S</meta:editing-duration>
    <meta:editing-cycles>1</meta:editing-cycles>
    <meta:document-statistic meta:table-count="0" meta:image-count="0" meta:object-count="0" meta:page-count="15" meta:paragraph-count="295" meta:word-count="2647" meta:character-count="17711" meta:non-whitespace-character-count="15494"/>
    <meta:generator>LibreOffice/25.8.4.2$Linux_X86_64 LibreOffice_project/580$Build-2</meta:generator>
  </office:meta>
</office:document-meta>
</file>